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93f" officeooo:paragraph-rsid="000fd93f"/>
    </style:style>
    <style:style style:name="P2" style:family="paragraph" style:parent-style-name="Standard">
      <style:paragraph-properties fo:text-align="justify" style:justify-single-word="false"/>
      <style:text-properties officeooo:rsid="000fd93f" officeooo:paragraph-rsid="000fd93f"/>
    </style:style>
    <style:style style:name="P3" style:family="paragraph" style:parent-style-name="Standard">
      <style:text-properties fo:font-weight="normal" officeooo:rsid="000fd93f" officeooo:paragraph-rsid="000fd93f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fd93f" officeooo:paragraph-rsid="000fd93f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0fd93f" officeooo:paragraph-rsid="000fd93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CIONAMENTO DA MEMÓRIA CACHE</text:p>
      <text:p text:style-name="P3"/>
      <text:p text:style-name="P5">JONAS KUHN</text:p>
      <text:p text:style-name="P1"/>
      <text:p text:style-name="P2"><text:tab/>A memória cache é uma parte que compõem o processador, ele serve para facilitar/agilizar o trabalho que ele esta fazendo. Funciona da seguinte forma: armazena os dados mais frequentes ou mais usados em determinado trabalho/serviço dentro do cache ou melhor em memória estática. Com isso ela evita precisar a ajuda da memória RAM que arcaria em deixar o esse processo mais lento diminuindo o rendimento do serviç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21:32:36.544258168</meta:creation-date>
    <dc:date>2017-03-02T21:47:02.787597693</dc:date>
    <meta:editing-duration>PT48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3" meta:word-count="73" meta:character-count="455" meta:non-whitespace-character-count="383"/>
  </office:meta>
</office:document-meta>
</file>